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3.53cm" svg:height="13.235cm" svg:x="6.901cm" svg:y="0.126cm">
            <draw:object draw:notify-on-update-of-ranges="Hoja1.A1:Hoja1.A1 Hoja1.A2:Hoja1.A30 Hoja1.B1:Hoja1.B1 Hoja1.B2:Hoja1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manio</text:p>
          </table:table-cell>
          <table:table-cell office:value-type="string" calcext:value-type="string">
            <text:p>Tiemp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591527" calcext:value-type="float">
            <text:p>0,005915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59097" calcext:value-type="float">
            <text:p>0,01590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61424" calcext:value-type="float">
            <text:p>0,036142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707361" calcext:value-type="float">
            <text:p>0,070736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22718" calcext:value-type="float">
            <text:p>0,12271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193656" calcext:value-type="float">
            <text:p>0,1936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04055" calcext:value-type="float">
            <text:p>0,30405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434619" calcext:value-type="float">
            <text:p>0,4346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584113" calcext:value-type="float">
            <text:p>0,58411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773383" calcext:value-type="float">
            <text:p>0,7733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01452" calcext:value-type="float">
            <text:p>1,0145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34711" calcext:value-type="float">
            <text:p>1,347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60119" calcext:value-type="float">
            <text:p>1,6011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.04279" calcext:value-type="float">
            <text:p>2,0427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.48851" calcext:value-type="float">
            <text:p>2,4885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.88539" calcext:value-type="float">
            <text:p>2,8853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.40224" calcext:value-type="float">
            <text:p>3,4022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.01064" calcext:value-type="float">
            <text:p>4,010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85129" calcext:value-type="float">
            <text:p>4,85129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.62023" calcext:value-type="float">
            <text:p>5,6202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.46328" calcext:value-type="float">
            <text:p>6,4632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7.38432" calcext:value-type="float">
            <text:p>7,3843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.07171" calcext:value-type="float">
            <text:p>8,0717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9.51634" calcext:value-type="float">
            <text:p>9,5163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.3231" calcext:value-type="float">
            <text:p>10,323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2.0649" calcext:value-type="float">
            <text:p>12,064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3.1955" calcext:value-type="float">
            <text:p>13,1955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4.3529" calcext:value-type="float">
            <text:p>14,352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.9312" calcext:value-type="float">
            <text:p>15,93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18:59:47.1800998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8:20:22.805237949</meta:creation-date>
    <meta:generator>LibreOffice/6.4.7.2$Linux_X86_64 LibreOffice_project/40$Build-2</meta:generator>
    <dc:date>2022-03-25T19:02:05.767100044</dc:date>
    <meta:editing-duration>PT4M14S</meta:editing-duration>
    <meta:editing-cycles>2</meta:editing-cycles>
    <meta:document-statistic meta:table-count="1" meta:cell-count="6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531cm" svg:height="13.236cm" xlink:href=".." xlink:type="simple" chart:class="chart:scatter" chart:style-name="ch1">
        <chart:title svg:x="10.081cm" svg:y="0.4cm" chart:style-name="ch2">
          <text:p>Eficiencia Froyd</text:p>
        </chart:title>
        <chart:legend chart:legend-position="end" svg:x="19.038cm" svg:y="6.07cm" style:legend-expansion="high" chart:style-name="ch3"/>
        <chart:plot-area chart:style-name="ch4" table:cell-range-address="Hoja1.A1:Hoja1.B30" chart:data-source-has-labels="row" svg:x="1.481cm" svg:y="1.443cm" svg:width="17.087cm" svg:height="10.548cm">
          <chartooo:coordinate-region svg:x="1.917cm" svg:y="1.642cm" svg:width="16.094cm" svg:height="9.702cm"/>
          <chart:axis chart:dimension="x" chart:name="primary-x" chart:style-name="ch5">
            <chart:title svg:x="9.332cm" svg:y="12.255cm" chart:style-name="ch6">
              <text:p>Tamanio</text:p>
            </chart:title>
          </chart:axis>
          <chart:axis chart:dimension="y" chart:name="primary-y" chart:style-name="ch5">
            <chart:title svg:x="0.451cm" svg:y="7.317cm" chart:style-name="ch7">
              <text:p>Tiempo</text:p>
            </chart:title>
            <chart:grid chart:style-name="ch8" chart:class="major"/>
          </chart:axis>
          <chart:series chart:style-name="ch9" chart:values-cell-range-address="Hoja1.B2:Hoja1.B30" chart:label-cell-address="Hoja1.B1:Hoja1.B1" chart:class="chart:scatter">
            <chart:domain table:cell-range-address="Hoja1.A2:Hoja1.A30"/>
            <chart:regression-curve chart:style-name="ch10">
              <chart:equation chart:display-equation="true" chart:display-r-square="true"/>
            </chart:regression-curve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Hoja1.A2:Hoja1.A30</svg:desc>
                </draw:g>
              </table:table-cell>
              <table:table-cell office:value-type="float" office:value="0.00591527">
                <text:p>0.00591527</text:p>
                <draw:g>
                  <svg:desc>Hoja1.B2:Hoja1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0.0159097">
                <text:p>0.01590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361424">
                <text:p>0.0361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0.0707361">
                <text:p>0.07073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0.122718">
                <text:p>0.122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">
                <text:p>350</text:p>
              </table:table-cell>
              <table:table-cell office:value-type="float" office:value="0.193656">
                <text:p>0.193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0.304055">
                <text:p>0.3040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0.434619">
                <text:p>0.434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584113">
                <text:p>0.5841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">
                <text:p>550</text:p>
              </table:table-cell>
              <table:table-cell office:value-type="float" office:value="0.773383">
                <text:p>0.7733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1.01452">
                <text:p>1.014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0">
                <text:p>650</text:p>
              </table:table-cell>
              <table:table-cell office:value-type="float" office:value="1.34711">
                <text:p>1.347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">
                <text:p>700</text:p>
              </table:table-cell>
              <table:table-cell office:value-type="float" office:value="1.60119">
                <text:p>1.601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">
                <text:p>750</text:p>
              </table:table-cell>
              <table:table-cell office:value-type="float" office:value="2.04279">
                <text:p>2.042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">
                <text:p>800</text:p>
              </table:table-cell>
              <table:table-cell office:value-type="float" office:value="2.48851">
                <text:p>2.488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0">
                <text:p>850</text:p>
              </table:table-cell>
              <table:table-cell office:value-type="float" office:value="2.88539">
                <text:p>2.885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3.40224">
                <text:p>3.402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0">
                <text:p>950</text:p>
              </table:table-cell>
              <table:table-cell office:value-type="float" office:value="4.01064">
                <text:p>4.010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4.85129">
                <text:p>4.851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0">
                <text:p>1050</text:p>
              </table:table-cell>
              <table:table-cell office:value-type="float" office:value="5.62023">
                <text:p>5.620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0">
                <text:p>1100</text:p>
              </table:table-cell>
              <table:table-cell office:value-type="float" office:value="6.46328">
                <text:p>6.463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50">
                <text:p>1150</text:p>
              </table:table-cell>
              <table:table-cell office:value-type="float" office:value="7.38432">
                <text:p>7.384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0">
                <text:p>1200</text:p>
              </table:table-cell>
              <table:table-cell office:value-type="float" office:value="8.07171">
                <text:p>8.071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0">
                <text:p>1250</text:p>
              </table:table-cell>
              <table:table-cell office:value-type="float" office:value="9.51634">
                <text:p>9.516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0">
                <text:p>1300</text:p>
              </table:table-cell>
              <table:table-cell office:value-type="float" office:value="10.3231">
                <text:p>10.32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50">
                <text:p>1350</text:p>
              </table:table-cell>
              <table:table-cell office:value-type="float" office:value="12.0649">
                <text:p>12.06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0">
                <text:p>1400</text:p>
              </table:table-cell>
              <table:table-cell office:value-type="float" office:value="13.1955">
                <text:p>13.19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50">
                <text:p>1450</text:p>
              </table:table-cell>
              <table:table-cell office:value-type="float" office:value="14.3529">
                <text:p>14.35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15.9312">
                <text:p>15.93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